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6.507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row table:style-name="ro1"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DoubeMatch</text:p>
          </table:table-cell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22" office:value-type="string" calcext:value-type="string">
            <text:p>PLAYER 1</text:p>
          </table:table-cell>
          <table:table-cell/>
          <table:table-cell table:style-name="ce11" office:value-type="string" calcext:value-type="string">
            <text:p>NOT LAST of its TYPE</text:p>
          </table:table-cell>
          <table:table-cell/>
          <table:table-cell table:style-name="ce22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ce9" office:value-type="string" calcext:value-type="string">
            <text:p>PLAYER 4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23" office:value-type="string" calcext:value-type="string">
            <text:p>event friend setting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office:value-type="string" calcext:value-type="string">
            <text:p>event friend settin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nput</text:p>
          </table:table-cell>
          <table:table-cell/>
          <table:table-cell table:style-name="ce23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23" office:value-type="string" calcext:value-type="string">
            <text:p>TODO, friend as partner?? select?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layer_List</text:p>
          </table:table-cell>
          <table:table-cell/>
          <table:table-cell table:style-name="ce23" office:value-type="string" calcext:value-type="string">
            <text:p>select <text:span text:style-name="T1">MatchType</text:span> / remove from List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create list with players &amp; sexP2:</text:p>
          </table:table-cell>
          <table:table-cell/>
          <table:table-cell table:style-name="ce4" office:value-type="string" calcext:value-type="string">
            <text:p>create list with players &amp; sexP3:</text:p>
          </table:table-cell>
          <table:table-cell/>
          <table:table-cell office:value-type="string" calcext:value-type="string">
            <text:p>create list with players &amp; sexP4: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23" office:value-type="string" calcext:value-type="string">
            <text:p>Find friend who likes match type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office:value-type="string" calcext:value-type="string">
            <text:p>Find friend who likes match typ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atchType_List</text:p>
          </table:table-cell>
          <table:table-cell/>
          <table:table-cell table:style-name="ce23" office:value-type="string" calcext:value-type="string">
            <text:p>determine sexP2, sexP3, sexP4</text:p>
          </table:table-cell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23" office:value-type="string" calcext:value-type="string">
            <text:p>Fiind player who likes match type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office:value-type="string" calcext:value-type="string">
            <text:p>Fiind player who likes match type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ix 1 &amp; {male 1+ &amp;&amp; female 1+}</text:p>
          </table:table-cell>
          <table:table-cell/>
          <table:table-cell table:style-name="ce23" office:value-type="string" calcext:value-type="string">
            <text:p>select P2 considering player strength</text:p>
          </table:table-cell>
          <table:table-cell/>
          <table:table-cell table:style-name="ce4" office:value-type="string" calcext:value-type="string">
            <text:p>select P3 considering player strength</text:p>
          </table:table-cell>
          <table:table-cell/>
          <table:table-cell office:value-type="string" calcext:value-type="string">
            <text:p>select P4 considering player strength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urt_List</text:p>
          </table:table-cell>
          <table:table-cell/>
          <table:table-cell table:style-name="ce23" office:value-type="string" calcext:value-type="string">
            <text:p>check P1 <text:span text:style-name="T1">Court</text:span> Preference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of (P2 = P1)</text:p>
          </table:table-cell>
          <table:table-cell/>
          <table:table-cell table:style-name="ce4" office:value-type="string" calcext:value-type="string">
            <text:p>of (P3 = (P1+P2) / 2)</text:p>
          </table:table-cell>
          <table:table-cell/>
          <table:table-cell office:value-type="string" calcext:value-type="string">
            <text:p>of (P4 = (P1+P3 – P2 )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 office:value-type="string" calcext:value-type="string">
            <text:p>select<text:span text:style-name="T1"> Court</text:span> / remove from Lis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Assigned_List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create list with players:</text:p>
          </table:table-cell>
          <table:table-cell/>
          <table:table-cell table:style-name="ce4" office:value-type="string" calcext:value-type="string">
            <text:p>create list with player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1+P3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Find player with similar strength</text:p>
          </table:table-cell>
          <table:table-cell/>
          <table:table-cell table:style-name="ce4" office:value-type="string" calcext:value-type="string">
            <text:p>Find player with similar 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vs</text:p>
          </table:table-cell>
          <table:table-cell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/>
          <table:table-cell office:value-type="string" calcext:value-type="string">
            <text:p>create list with players: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2+P4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office:value-type="string" calcext:value-type="string">
            <text:p>Find player with similar strength</text:p>
          </table:table-cell>
        </table:table-row>
        <table:table-row table:style-name="ro1">
          <table:table-cell table:number-columns-repeated="4"/>
          <table:table-cell table:style-name="ce23" office:value-type="string" calcext:value-type="string">
            <text:p>remove from Lists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P2, MatchType, Court</text:p>
          </table:table-cell>
          <table:table-cell/>
          <table:table-cell table:style-name="ce23" office:value-type="string" calcext:value-type="string">
            <text:p>P3, MatchType, Cour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23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4"/>
          <table:table-cell table:style-name="ce23"/>
          <table:table-cell/>
          <table:table-cell table:style-name="ce2"/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P4, MatchType, Court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 table:number-columns-repeated="3"/>
          <table:table-cell table:style-name="ce27" office:value-type="string" calcext:value-type="string">
            <text:p>P2</text:p>
          </table:table-cell>
          <table:table-cell/>
          <table:table-cell table:style-name="ce27" office:value-type="string" calcext:value-type="string">
            <text:p>P3</text:p>
          </table:table-cell>
          <table:table-cell/>
          <table:table-cell table:style-name="ce23"/>
        </table:table-row>
        <table:table-row table:style-name="ro1">
          <table:table-cell table:number-columns-repeated="12"/>
          <table:table-cell table:style-name="ce23" office:value-type="string" calcext:value-type="string">
            <text:p>remove from Lists</text:p>
          </table:table-cell>
        </table:table-row>
        <table:table-row table:style-name="ro1">
          <table:table-cell table:number-columns-repeated="12"/>
          <table:table-cell table:style-name="ce27" office:value-type="string" calcext:value-type="string">
            <text:p>P4</text:p>
          </table:table-cell>
        </table:table-row>
        <table:table-row table:style-name="ro1" table:number-rows-repeated="7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* For the last match to be assigned of it's type, it is vital to be aware of <text:s/>* that fact before assigning the SECOND player. Otherwise you could end up with <text:s/>* strength differences: p1 = 7... compare.. p2=7...but next is just fill up <text:s/>* with whatever is left. p3=5 and p4=9. 7+9 vs 7+5. while it should have been <text:s/>* 9+5 vs 7+7!!!!!!!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table:style-name="ce8" office:value-type="string" calcext:value-type="string">
            <text:p>// index UserData works: TeamA --TeamB--- TeamA---TeamB <text:s/>// options fp+0 vs 1+2 (list order: fp 1 0 2)----or--- fp+1 vs 0+2 (list order: <text:s/>// fp 0 1 2)----or--- <text:s/>// fp+2 vs 0+1 (list order: fp 0 2 1) <text:s/>// what setup has the least difference in strength <text:s/>// just have to set 1 correct player in the opposing team, <text:s/>// other methods will do the rest. <text:s/>// it's just that by this way you do not put the best option team mate in the <text:s/>// opposing team. <text:s/>int option1 = Math.abs(firstPlayerStrength + playerOptionsList.get(0).getStrength() <text:s text:c="3"/>- playerOptionsList.get(1).getStrength() - playerOptionsList.get(2).getStrength()); <text:s/>int option2 = Math.abs(firstPlayerStrength + playerOptionsList.get(1).getStrength() <text:s text:c="3"/>- playerOptionsList.get(0).getStrength() - playerOptionsList.get(2).getStrength()); <text:s/>int option3 = Math.abs(firstPlayerStrength + playerOptionsList.get(2).getStrength() <text:s text:c="3"/>- playerOptionsList.get(0).getStrength() - playerOptionsList.get(1).getStrength()); <text:s text:c="2"/>if (option1 &lt;= option2 &amp;&amp; option1 &lt;= option3) { <text:s text:c="2"/>index = 1; // or =2 but that doesn't matter... thirdplayer will handle that. <text:s text:c="2"/>System.out.println("TEST option1 is smallest! option1 =" + option1 + " option2=" + option2 + " option3=" <text:s text:c="4"/>+ option3); <text:s/>} else if (option2 &lt;= option1 &amp;&amp; option2 &lt;= option3) { <text:s text:c="2"/>index = 0; // or =2 but that doesn't matter... thirdplayer will handle that. <text:s text:c="2"/>System.out.println("TEST option2 is smallest! option2 =" + option2 + " option1=" + option1 + " option3=" <text:s text:c="4"/>+ option3); <text:s/>} else if (option3 &lt;= option1 &amp;&amp; option3 &lt;= option2) { <text:s text:c="2"/>index = 0; // or =2 but that doesn't matter... thirdplayer will handle that. <text:s text:c="2"/>System.out.println("TEST option3 is smallest! option3 =" + option3 + " option1=" + option1 + " option2=" <text:s text:c="4"/>+ option2); <text:s/>} }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6"/>
          <table:table-cell table:style-name="ce11" office:value-type="string" calcext:value-type="string">
            <text:p>LAST of its TYPE</text:p>
          </table:table-cell>
          <table:table-cell/>
          <table:table-cell table:style-name="ce9" office:value-type="string" calcext:value-type="string">
            <text:p>LAST TYPE</text:p>
          </table:table-cell>
          <table:table-cell/>
          <table:table-cell table:style-name="ce1" office:value-type="string" calcext:value-type="string">
            <text:p>Mix</text:p>
          </table:table-cell>
          <table:table-cell/>
          <table:table-cell table:style-name="ce11" office:value-type="string" calcext:value-type="string">
            <text:p>PLAYER2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limited configurations WHEN</text:p>
          </table:table-cell>
          <table:table-cell/>
          <table:table-cell table:style-name="ce12" office:value-type="string" calcext:value-type="string">
            <text:p>PLAYER 2 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table:style-name="ce6" office:value-type="string" calcext:value-type="string">
            <text:p>PLAYER3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2" office:value-type="string" calcext:value-type="string">
            <text:p>PLAYER 3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PLAYER4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4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/>
          <table:table-cell table:style-name="ce4" office:value-type="string" calcext:value-type="string">
            <text:p>get friends // highest rolls , consider str</text:p>
          </table:table-cell>
          <table:table-cell/>
          <table:table-cell table:style-name="ce1" office:value-type="string" calcext:value-type="string">
            <text:p>Straight</text:p>
          </table:table-cell>
          <table:table-cell/>
          <table:table-cell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Female 1 &amp; { Mix = 0 }</text:p>
          </table:table-cell>
          <table:table-cell/>
          <table:table-cell table:style-name="ce2" office:value-type="string" calcext:value-type="string">
            <text:p>create List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office:value-type="string" calcext:value-type="string">
            <text:p>P234</text:p>
          </table:table-cell>
        </table:table-row>
        <table:table-row table:style-name="ro1"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 table:number-columns-repeated="6"/>
          <table:table-cell table:style-name="ce7" office:value-type="string" calcext:value-type="string">
            <text:p>Mix 1 &amp; { Male 0 [OR] Female 0 }</text:p>
          </table:table-cell>
          <table:table-cell table:number-columns-repeated="5"/>
          <table:table-cell office:value-type="string" calcext:value-type="string">
            <text:p>remove from Lists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ce2" office:value-type="string" calcext:value-type="string">
            <text:p>P234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6T09:22:57.834000000</meta:creation-date>
    <dc:date>2023-07-06T18:25:45.165000000</dc:date>
    <meta:editing-duration>PT2H28M49S</meta:editing-duration>
    <meta:editing-cycles>4</meta:editing-cycles>
    <meta:generator>LibreOffice/7.0.4.2$Windows_X86_64 LibreOffice_project/dcf040e67528d9187c66b2379df5ea4407429775</meta:generator>
    <meta:document-statistic meta:table-count="1" meta:cell-count="95" meta:object-count="0"/>
  </office:meta>
</office:document-meta>
</file>